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loext:graphic-properties draw:fill="solid" draw:fill-color="#ffffff"/>
      <style:paragraph-properties fo:background-color="#ffffff"/>
    </style:style>
    <style:style style:name="P3" style:family="paragraph" style:parent-style-name="Standard">
      <style:text-properties fo:font-weight="bold" style:font-weight-asian="bold"/>
    </style:style>
    <style:style style:name="P4" style:family="paragraph" style:parent-style-name="Standard">
      <loext:graphic-properties draw:fill="solid" draw:fill-color="#ffffff"/>
      <style:paragraph-properties fo:background-color="#ffffff"/>
      <style:text-properties fo:font-size="11.5pt" style:font-size-asian="11.5pt" style:font-size-complex="11.5pt"/>
    </style:style>
    <style:style style:name="P5"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P6"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text-properties fo:font-size="11.5pt" style:font-size-asian="11.5pt" style:font-size-complex="11.5pt"/>
    </style:style>
    <style:style style:name="P7" style:family="paragraph" style:parent-style-name="Standard">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text-properties fo:font-size="11.5pt" fo:font-weight="bold" style:font-size-asian="11.5pt" style:font-weight-asian="bold" style:font-size-complex="11.5pt"/>
    </style:style>
    <style:style style:name="P8" style:family="paragraph" style:parent-style-name="Standard" style:list-style-name="WWNum1">
      <style:paragraph-properties fo:margin-left="0.5in" fo:margin-right="0in" fo:text-indent="-0.25in" style:auto-text-indent="false"/>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ize="12pt" style:font-size-asian="12pt" style:font-size-complex="12pt"/>
    </style:style>
    <style:style style:name="P11" style:family="paragraph" style:parent-style-name="Standard" style:master-page-name="Standard">
      <style:paragraph-properties style:page-number="1"/>
    </style:style>
    <style:style style:name="P12" style:family="paragraph" style:parent-style-name="Heading_20_2">
      <loext:graphic-properties draw:fill="solid" draw:fill-color="#ffffff"/>
      <style:paragraph-properties fo:margin-top="0.111in" fo:margin-bottom="0.111in" loext:contextual-spacing="false" fo:line-height="100%" fo:keep-together="auto" fo:background-color="#ffffff" fo:keep-with-next="auto"/>
    </style:style>
    <style:style style:name="P13" style:family="paragraph" style:parent-style-name="Heading_20_1">
      <loext:graphic-properties draw:fill="solid" draw:fill-color="#ffffff"/>
      <style:paragraph-properties fo:margin-top="0.111in" fo:margin-bottom="0.111in" loext:contextual-spacing="false" fo:line-height="100%" fo:keep-together="auto" fo:background-color="#ffffff" fo:keep-with-next="auto"/>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font-weight="bold" style:font-weight-asian="bold"/>
    </style:style>
    <style:style style:name="T4" style:family="text">
      <style:text-properties fo:font-size="11pt" fo:font-weight="bold" style:font-size-asian="11pt" style:font-weight-asian="bold" style:font-size-complex="11pt"/>
    </style:style>
    <style:style style:name="T5" style:family="text">
      <style:text-properties fo:color="#008000" style:font-name="Courier New" fo:font-size="12pt" style:font-name-asian="Courier New1" style:font-size-asian="12pt" style:font-name-complex="Courier New1" style:font-size-complex="12pt"/>
    </style:style>
    <style:style style:name="T6" style:family="text">
      <style:text-properties fo:font-size="11.5pt" style:font-size-asian="11.5pt" style:font-size-complex="11.5pt"/>
    </style:style>
    <style:style style:name="T7" style:family="text">
      <style:text-properties fo:font-size="11.5pt" fo:font-weight="bold" style:font-size-asian="11.5pt" style:font-weight-asian="bold" style:font-size-complex="11.5pt"/>
    </style:style>
    <style:style style:name="T8" style:family="text">
      <style:text-properties fo:color="#000000" fo:font-size="11.5pt" style:font-size-asian="11.5pt" style:font-size-complex="1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Introduction</text:span></text:p>
      <text:p text:style-name="P1"/>
      <text:p text:style-name="Standard">Python is an interpreted, object-oriented, high-level programming language. Python's simple, easy to learn syntax emphasizes readability and therefore reduces the cost of program maintenance. Python supports modules and packages, which encourages program modularity and code reuse. </text:p>
      <text:p text:style-name="Standard">Often, programmers fall in love with Python because of the increased productivity it provides. Debugging Python programs is easy: a bug or bad input will never cause a segmentation fault. Instead, when the interpreter discovers an error, it raises an exception. When the program doesn't catch the exception, the interpreter prints a stack trace. The debugger is written in Python itself, testifying to Python's introspective power. On the other hand, often the quickest way to debug a program is to add a few print statements to the source: the fast edit-test-debug cycle makes this simple approach very effective.</text:p>
      <text:p text:style-name="Standard"/>
      <text:p text:style-name="Standard"/>
      <text:p text:style-name="Standard"><text:span text:style-name="T3">Applications developed using Python</text:span></text:p>
      <text:p text:style-name="Standard">YouTube. </text:p>
      <text:p text:style-name="Standard">DropBox. </text:p>
      <text:p text:style-name="Standard">Google.</text:p>
      <text:p text:style-name="Standard">Quora.</text:p>
      <text:p text:style-name="Standard">Instagram.</text:p>
      <text:p text:style-name="Standard"/>
      <text:p text:style-name="Standard"><text:span text:style-name="T3">Creating Variables</text:span></text:p>
      <text:p text:style-name="Standard">Unlike other programming languages, Python has no command for declaring a variable.</text:p>
      <text:p text:style-name="Standard">A variable is created the moment you first assign a value to it.</text:p>
      <text:p text:style-name="Standard"/>
      <text:p text:style-name="Standard">Example</text:p>
      <text:p text:style-name="Standard">x = 5</text:p>
      <text:p text:style-name="Standard">print(x)</text:p>
      <text:p text:style-name="Standard"><text:soft-page-break/>Output: 5</text:p>
      <text:p text:style-name="Standard"/>
      <text:p text:style-name="Standard">y = "John"</text:p>
      <text:p text:style-name="Standard">print(y)</text:p>
      <text:p text:style-name="Standard">Output:”John”</text:p>
      <text:p text:style-name="Standard"/>
      <text:p text:style-name="P13"><text:bookmark text:name="_y5y5lwj07pzg"/><text:span text:style-name="T4">Python Strings</text:span></text:p>
      <text:p text:style-name="P2">Strings in python are surrounded by either single quotation marks, or double quotation marks.</text:p>
      <text:p text:style-name="P2"/>
      <text:p text:style-name="P2">Strings can be output to screen using the print function.</text:p>
      <text:p text:style-name="P2">For example: <text:s/>print("hello").</text:p>
      <text:p text:style-name="P2">Output:”hello”</text:p>
      <text:p text:style-name="P2"/>
      <text:p text:style-name="P2">Square brackets can be used to access elements of the string.</text:p>
      <text:p text:style-name="P2">Example: Get the character at position 1 (remember that the first character has the position 0):</text:p>
      <text:p text:style-name="P2">a = "Hello, World!"</text:p>
      <text:p text:style-name="P2">print(a[1])</text:p>
      <text:p text:style-name="P2">Output:”e”</text:p>
      <text:p text:style-name="P2"/>
      <text:p text:style-name="P2"><text:span text:style-name="T3">Substring(Slicing string) </text:span>-<text:span text:style-name="T3"> </text:span><text:s/>Get the characters from position 2 to position 5 (not included):</text:p>
      <text:p text:style-name="P2">Example</text:p>
      <text:p text:style-name="P2"><text:soft-page-break/>b = "Hello, World!"</text:p>
      <text:p text:style-name="P2">print(b[2:5])</text:p>
      <text:p text:style-name="P2">Output:”llo”</text:p>
      <text:p text:style-name="P2"/>
      <text:p text:style-name="P2">The <text:span text:style-name="T3">len()</text:span> method returns the length of a string:</text:p>
      <text:p text:style-name="P2">Example</text:p>
      <text:p text:style-name="P2">a = "Hello, World!"</text:p>
      <text:p text:style-name="P2">print(len(a))</text:p>
      <text:p text:style-name="P2">Output:13</text:p>
      <text:p text:style-name="P2"/>
      <text:p text:style-name="P2"/>
      <text:p text:style-name="P2">The <text:span text:style-name="T3">split()</text:span> method splits the string into substrings if it finds instances of the separator:</text:p>
      <text:p text:style-name="P2">Example</text:p>
      <text:p text:style-name="P2">a = "Hello, World!"</text:p>
      <text:p text:style-name="P2">print(a.split(","))</text:p>
      <text:p text:style-name="P2">Output:['Hello', ' World!']</text:p>
      <text:p text:style-name="Standard"/>
      <text:p text:style-name="Standard"/>
      <text:p text:style-name="P5">The<text:span text:style-name="T3"> strip()</text:span> method removes any whitespace from the beginning or the end:</text:p>
      <text:p text:style-name="P5">Example</text:p>
      <text:p text:style-name="P5">a = " <text:s text:c="3"/>Hello, World! <text:s text:c="5"/>"</text:p>
      <text:p text:style-name="P5"><text:soft-page-break/>print(a.strip())<text:line-break/>Output:"Hello, World!"</text:p>
      <text:p text:style-name="Standard"/>
      <text:p text:style-name="P5">The <text:span text:style-name="T3">replace()</text:span> method replaces a string with another string:</text:p>
      <text:p text:style-name="P5">Example</text:p>
      <text:p text:style-name="P5">a = "Hello, World!"</text:p>
      <text:p text:style-name="P5">print(a.replace("H", "J"))</text:p>
      <text:p text:style-name="Standard">Output:”Jello, World!”</text:p>
      <text:p text:style-name="Standard"/>
      <text:p text:style-name="Standard">Example:</text:p>
      <text:p text:style-name="P2">a = "Hello, World!”</text:p>
      <text:p text:style-name="P2">a.replace(",","")</text:p>
      <text:p text:style-name="P2">Output:”Hello World!”</text:p>
      <text:p text:style-name="P3"/>
      <text:p text:style-name="Standard"><text:span text:style-name="T3">Data Types in Python</text:span></text:p>
      <text:p text:style-name="Standard"/>
      <text:p text:style-name="Standard">There are 4 types of data types in python namely Lists, Dictionaries, Tuples &amp; Sets.</text:p>
      <text:p text:style-name="Standard"/>
      <text:p text:style-name="Standard"/>
      <text:list xml:id="list3739772914" text:style-name="WWNum1">
        <text:list-item>
          <text:p text:style-name="P8"><text:span text:style-name="T3">Lists - </text:span><text:span text:style-name="T6">List is a collection which is ordered and changeable. Allows duplicate members.</text:span></text:p>
        </text:list-item>
        <text:list-item>
          <text:p text:style-name="P8"><text:span text:style-name="T3">Dictionaries - </text:span><text:span text:style-name="T6">Dictionary is a collection which is unordered, changeable and indexed. No duplicate members.</text:span></text:p>
        </text:list-item>
        <text:list-item>
          <text:p text:style-name="P8"><text:span text:style-name="T3">Tuples - </text:span><text:span text:style-name="T6">Tuple is a collection which is ordered and unchangeable. Allows duplicate members.</text:span></text:p>
        </text:list-item>
        <text:list-item>
          <text:p text:style-name="P8"><text:soft-page-break/><text:span text:style-name="T3">Sets - </text:span><text:span text:style-name="T6">Set is a collection which is unordered and unindexed. No duplicate members.</text:span></text:p>
        </text:list-item>
      </text:list>
      <text:p text:style-name="P9"/>
      <text:p text:style-name="P9"/>
      <text:p text:style-name="P9"/>
      <text:p text:style-name="P12"><text:bookmark text:name="_3ui1szpot3h7"/><text:span text:style-name="T1">List</text:span></text:p>
      <text:p text:style-name="P2"><text:span text:style-name="T6">A list is a collection which is ordered and changeable. In Python lists are written with square brackets. List is a mutable data type. I.e. value of the list can be altered or modified.</text:span></text:p>
      <text:p text:style-name="P2"><text:span text:style-name="T6"><text:line-break/></text:span><text:span text:style-name="T8">Example</text:span><text:span text:style-name="T6"><text:line-break/>thislist = ["apple", "banana", "cherry"]<text:line-break/>print(thislist)</text:span></text:p>
      <text:p text:style-name="P2"><text:span text:style-name="T6">Output:['apple', 'banana', 'cherry']</text:span></text:p>
      <text:p text:style-name="P4"/>
      <text:p text:style-name="P5"><text:span text:style-name="T7">Access Items of the list</text:span></text:p>
      <text:p text:style-name="P5"><text:span text:style-name="T6">You access the list items by referring to the index number:</text:span></text:p>
      <text:p text:style-name="P5"><text:span text:style-name="T8">Example</text:span></text:p>
      <text:p text:style-name="P5"><text:span text:style-name="T6">Print the second item of the list:</text:span></text:p>
      <text:p text:style-name="P5"><text:span text:style-name="T6">thislist = ["apple", "banana", "cherry"]</text:span></text:p>
      <text:p text:style-name="P5"><text:span text:style-name="T6">print(thislist[1])</text:span></text:p>
      <text:p text:style-name="P5"><text:span text:style-name="T6">Output:banana</text:span></text:p>
      <text:p text:style-name="P6"/>
      <text:p text:style-name="P5"><text:span text:style-name="T7">Change Item Value</text:span></text:p>
      <text:p text:style-name="P5"><text:span text:style-name="T6">To change the value of a specific item, refer to the index number:</text:span></text:p>
      <text:p text:style-name="P5"><text:span text:style-name="T8">Example</text:span></text:p>
      <text:p text:style-name="P5"><text:span text:style-name="T6">Change the second item:</text:span></text:p>
      <text:p text:style-name="P5"><text:soft-page-break/><text:span text:style-name="T6">thislist = ["apple", "banana", "cherry"]</text:span></text:p>
      <text:p text:style-name="P5"><text:span text:style-name="T6">thislist[1] = "blackcurrant"</text:span></text:p>
      <text:p text:style-name="P5"><text:span text:style-name="T6">print(thislist)</text:span></text:p>
      <text:p text:style-name="Standard">Output:['apple', 'blackcurrant', 'cherry']</text:p>
      <text:p text:style-name="Standard"><text:span text:style-name="T7">Loop Through a List</text:span></text:p>
      <text:p text:style-name="P5"><text:span text:style-name="T6">You can loop through the list items by using a for loop:</text:span></text:p>
      <text:p text:style-name="P5"><text:span text:style-name="T8">Example</text:span></text:p>
      <text:p text:style-name="P5"><text:span text:style-name="T6">Print all items in the list, one by one:</text:span></text:p>
      <text:p text:style-name="P5"><text:span text:style-name="T6">thislist = ["apple", "banana", "cherry"]</text:span></text:p>
      <text:p text:style-name="P5"><text:span text:style-name="T6">for x in thislist:</text:span></text:p>
      <text:p text:style-name="P5"><text:span text:style-name="T6"><text:s text:c="3"/>print(x)</text:span></text:p>
      <text:p text:style-name="P5"><text:span text:style-name="T6">Output:</text:span></text:p>
      <text:p text:style-name="Standard">apple</text:p>
      <text:p text:style-name="Standard">banana</text:p>
      <text:p text:style-name="Standard">cherry</text:p>
      <text:p text:style-name="P6"/>
      <text:p text:style-name="P5"><text:span text:style-name="T7">Check if Item Exists</text:span></text:p>
      <text:p text:style-name="P5"><text:span text:style-name="T6">To determine if a specified item is present in a list use the </text:span><text:span text:style-name="T7">in</text:span><text:span text:style-name="T6"> keyword:</text:span></text:p>
      <text:p text:style-name="P5"><text:span text:style-name="T8">Example</text:span></text:p>
      <text:p text:style-name="P5"><text:span text:style-name="T6">Check if "apple" is present in the list:</text:span></text:p>
      <text:p text:style-name="P5"><text:span text:style-name="T6">thislist = ["apple", "banana", "cherry"]</text:span></text:p>
      <text:p text:style-name="P5"><text:soft-page-break/><text:span text:style-name="T6">if "apple" in thislist:</text:span></text:p>
      <text:p text:style-name="P5"><text:span text:style-name="T6"><text:s text:c="2"/>print("Yes, 'apple' is in the fruits list")</text:span></text:p>
      <text:p text:style-name="Standard">Output:Yes, 'apple' is in the fruits list</text:p>
      <text:p text:style-name="P6"/>
      <text:p text:style-name="P5"><text:span text:style-name="T7">List Length</text:span></text:p>
      <text:p text:style-name="P5"><text:span text:style-name="T6">To determine how many items a list has, use the </text:span><text:span text:style-name="T7">len()</text:span><text:span text:style-name="T6"> method:</text:span></text:p>
      <text:p text:style-name="P5"><text:span text:style-name="T8">Example</text:span></text:p>
      <text:p text:style-name="P5"><text:span text:style-name="T6">Print the number of items in the list:</text:span></text:p>
      <text:p text:style-name="P5"><text:span text:style-name="T6">thislist = ["apple", "banana", "cherry"]</text:span></text:p>
      <text:p text:style-name="P5"><text:span text:style-name="T6">print(len(thislist))</text:span></text:p>
      <text:p text:style-name="P5"><text:span text:style-name="T6">Output:3</text:span></text:p>
      <text:p text:style-name="P6"/>
      <text:p text:style-name="P5"><text:span text:style-name="T7">Add Items</text:span></text:p>
      <text:p text:style-name="P5"><text:span text:style-name="T6">To add an item to the end of the list, use the </text:span><text:span text:style-name="T7">append()</text:span><text:span text:style-name="T6"> method:</text:span></text:p>
      <text:p text:style-name="P5"><text:span text:style-name="T8">Example</text:span></text:p>
      <text:p text:style-name="P5"><text:span text:style-name="T6">Using the append() method to append an item:</text:span></text:p>
      <text:p text:style-name="P5"><text:span text:style-name="T6">thislist = ["apple", "banana", "cherry"]</text:span></text:p>
      <text:p text:style-name="P5"><text:span text:style-name="T6">thislist.append("orange")</text:span></text:p>
      <text:p text:style-name="P5"><text:span text:style-name="T6">print(thislist)</text:span></text:p>
      <text:p text:style-name="Standard">Output:['apple', 'banana', 'cherry', 'orange']</text:p>
      <text:p text:style-name="P6"/>
      <text:p text:style-name="P6"><text:soft-page-break/></text:p>
      <text:p text:style-name="P7"/>
      <text:p text:style-name="P6"/>
      <text:p text:style-name="P5"><text:span text:style-name="T7">Remove Item</text:span></text:p>
      <text:p text:style-name="P5"><text:span text:style-name="T8">Example</text:span></text:p>
      <text:p text:style-name="P5"><text:span text:style-name="T6">The </text:span><text:span text:style-name="T7">del</text:span><text:span text:style-name="T6"> keyword removes the specified index:</text:span></text:p>
      <text:p text:style-name="P5"><text:span text:style-name="T6">thislist = ["apple", "banana", "cherry"]</text:span></text:p>
      <text:p text:style-name="P5"><text:span text:style-name="T6">del thislist[0]</text:span></text:p>
      <text:p text:style-name="P5"><text:span text:style-name="T6">print(thislist)</text:span></text:p>
      <text:p text:style-name="Standard">Output:['banana', 'cherry']</text:p>
      <text:p text:style-name="P6"/>
      <text:p text:style-name="P5"><text:span text:style-name="T8">Example</text:span></text:p>
      <text:p text:style-name="P5"><text:span text:style-name="T6">The </text:span><text:span text:style-name="T7">del</text:span><text:span text:style-name="T6"> keyword can also delete the list completely:</text:span></text:p>
      <text:p text:style-name="P5"><text:span text:style-name="T6">thislist = ["apple", "banana", "cherry"]</text:span></text:p>
      <text:p text:style-name="P5"><text:span text:style-name="T6">del thislist</text:span></text:p>
      <text:p text:style-name="Standard">Output:Traceback (most recent call last):</text:p>
      <text:p text:style-name="Standard"><text:s text:c="2"/>File "demo_list_del2.py", line 3, in &lt;module&gt;</text:p>
      <text:p text:style-name="Standard"><text:s text:c="4"/>print(thislist) #this will cause an error because you have succsesfully deleted "thislist".</text:p>
      <text:p text:style-name="Standard">NameError: name 'thislist' is not defined</text:p>
      <text:p text:style-name="P6"/>
      <text:p text:style-name="P5"><text:span text:style-name="T8">Example</text:span></text:p>
      <text:p text:style-name="P5"><text:soft-page-break/><text:span text:style-name="T6">The </text:span><text:span text:style-name="T7">del list[:]</text:span><text:span text:style-name="T6"> empties the list:</text:span></text:p>
      <text:p text:style-name="P5"><text:span text:style-name="T6">thislist = ["apple", "banana", "cherry"]</text:span></text:p>
      <text:p text:style-name="P5"><text:span text:style-name="T6">del thislist [:]</text:span></text:p>
      <text:p text:style-name="P5"><text:span text:style-name="T6">print(thislist)</text:span></text:p>
      <text:p text:style-name="P5"><text:span text:style-name="T6">Output:[]</text:span></text:p>
      <text:p text:style-name="P6"/>
      <text:p text:style-name="P6"/>
      <text:p text:style-name="P9"/>
      <text:p text:style-name="P9"/>
      <text:p text:style-name="P9"><text:span text:style-name="T1">Dictionary</text:span></text:p>
      <text:p text:style-name="P2">A dictionary is a collection which is unordered, changeable and indexed. In Python dictionaries are written with curly brackets, and they have keys and values.List is a mutable data type. I.e. value of the dictionary can be altered or modified.</text:p>
      <text:p text:style-name="P2"/>
      <text:p text:style-name="P5"><text:span text:style-name="T6">Example<text:line-break/>Create and print a dictionary:<text:line-break/>thisdict =<text:tab/>{<text:line-break/> "brand": "Ford",<text:line-break/> <text:s/>"model": "Mustang",<text:line-break/> <text:s/>"year": 1964<text:line-break/>}<text:line-break/>print(thisdict)</text:span></text:p>
      <text:p text:style-name="Standard">Output:{'brand': 'Ford', 'model': 'Mustang', 'year': 1964}</text:p>
      <text:p text:style-name="P5"><text:span text:style-name="T7">Accessing Items</text:span></text:p>
      <text:p text:style-name="P5"><text:span text:style-name="T6">You can access the items of a dictionary by referring to its key name, inside square brackets:</text:span></text:p>
      <text:p text:style-name="P5"><text:span text:style-name="T6">Example<text:line-break/>Get the value of the "model" key:</text:span></text:p>
      <text:p text:style-name="P5"><text:span text:style-name="T6">x = thisdict["model"]</text:span></text:p>
      <text:p text:style-name="Standard">Output:Mustang</text:p>
      <text:p text:style-name="Standard"/>
      <text:p text:style-name="P5"><text:span text:style-name="T7">Change Values</text:span></text:p>
      <text:p text:style-name="P5"><text:soft-page-break/><text:span text:style-name="T6">You can change the value of a specific item by referring to its key name:</text:span></text:p>
      <text:p text:style-name="P5"><text:span text:style-name="T8">Example</text:span></text:p>
      <text:p text:style-name="P5"><text:span text:style-name="T6">Change the "year" to 2018:</text:span></text:p>
      <text:p text:style-name="P5"><text:span text:style-name="T6">thisdict =<text:tab/>{</text:span></text:p>
      <text:p text:style-name="P5"><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pan text:style-name="T6">thisdict["year"] = 2018</text:span></text:p>
      <text:p text:style-name="Standard">Output:{'brand': 'Ford', 'model': 'Mustang', 'year': 2018}</text:p>
      <text:p text:style-name="P7"/>
      <text:p text:style-name="P5"><text:span text:style-name="T7">Loop Through a Dictionary</text:span></text:p>
      <text:p text:style-name="P5"><text:span text:style-name="T6">You can loop through a dictionary by using a for loop.</text:span></text:p>
      <text:p text:style-name="P5"><text:span text:style-name="T6">When looping through a dictionary, the return value are the keys of the dictionary, but there are methods to return the values as well.</text:span></text:p>
      <text:p text:style-name="P5"><text:span text:style-name="T8">Example</text:span></text:p>
      <text:p text:style-name="P5"><text:span text:style-name="T6">Print all </text:span><text:span text:style-name="T7">key names</text:span><text:span text:style-name="T6"> in the dictionary, one by one:</text:span></text:p>
      <text:p text:style-name="P5"><text:span text:style-name="T6">for x in thisdict:</text:span></text:p>
      <text:p text:style-name="P5"><text:span text:style-name="T6"><text:s text:c="4"/>print(x)</text:span></text:p>
      <text:p text:style-name="P5"><text:span text:style-name="T6">Output:</text:span></text:p>
      <text:p text:style-name="Standard">brand</text:p>
      <text:p text:style-name="Standard">model</text:p>
      <text:p text:style-name="Standard"><text:soft-page-break/>year</text:p>
      <text:p text:style-name="P6"/>
      <text:p text:style-name="P5"><text:span text:style-name="T8">Example</text:span></text:p>
      <text:p text:style-name="P5"><text:span text:style-name="T6">Print all </text:span><text:span text:style-name="T7">values</text:span><text:span text:style-name="T6"> in the dictionary, one by one:</text:span></text:p>
      <text:p text:style-name="P5"><text:span text:style-name="T6">for x in thisdict:</text:span></text:p>
      <text:p text:style-name="P5"><text:span text:style-name="T6"><text:s text:c="2"/>print(thisdict[x])<text:line-break/>Output:</text:span></text:p>
      <text:p text:style-name="Standard">Ford</text:p>
      <text:p text:style-name="Standard">Mustang</text:p>
      <text:p text:style-name="Standard">1964</text:p>
      <text:p text:style-name="Standard"><text:span text:style-name="T7">Dictionary Length</text:span></text:p>
      <text:p text:style-name="P5"><text:span text:style-name="T6">To determine how many items (key-value pairs) a dictionary has, use the </text:span><text:span text:style-name="T7">len()</text:span><text:span text:style-name="T6"> method.</text:span></text:p>
      <text:p text:style-name="P5"><text:span text:style-name="T8">Example</text:span></text:p>
      <text:p text:style-name="P5"><text:span text:style-name="T6">Print the number of items in the dictionary:</text:span></text:p>
      <text:p text:style-name="P5"><text:span text:style-name="T6">print(len(thisdict))</text:span></text:p>
      <text:p text:style-name="P5"><text:span text:style-name="T6">Output:3</text:span></text:p>
      <text:p text:style-name="P7"/>
      <text:p text:style-name="P7"/>
      <text:p text:style-name="P5"><text:span text:style-name="T7">Adding Items</text:span></text:p>
      <text:p text:style-name="P5"><text:span text:style-name="T6">Adding an item to the dictionary is done by using a new index key and assigning a value to it:</text:span></text:p>
      <text:p text:style-name="P5"><text:span text:style-name="T8">Example</text:span></text:p>
      <text:p text:style-name="P5"><text:span text:style-name="T6">thisdict =<text:tab/>{</text:span></text:p>
      <text:p text:style-name="P5"><text:soft-page-break/><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pan text:style-name="T6">thisdict["color"] = "red"</text:span></text:p>
      <text:p text:style-name="P5"><text:span text:style-name="T6">print(thisdict)</text:span></text:p>
      <text:p text:style-name="Standard">Output:{'brand': 'Ford', 'model': 'Mustang', 'year': 1964, 'color': 'red'}</text:p>
      <text:p text:style-name="P6"/>
      <text:p text:style-name="P5"><text:span text:style-name="T7">Removing Items</text:span></text:p>
      <text:p text:style-name="P5"><text:span text:style-name="T8">Example</text:span></text:p>
      <text:p text:style-name="P5"><text:span text:style-name="T6">The </text:span><text:span text:style-name="T7">del</text:span><text:span text:style-name="T6"> keyword removes the item with the specified key name:</text:span></text:p>
      <text:p text:style-name="P5"><text:span text:style-name="T6">thisdict =<text:tab/>{</text:span></text:p>
      <text:p text:style-name="P5"><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pan text:style-name="T6">del thisdict["model"]</text:span></text:p>
      <text:p text:style-name="P5"><text:span text:style-name="T6">print(thisdict)</text:span></text:p>
      <text:p text:style-name="Standard">Output:{'brand': 'Ford', 'year': 1964}</text:p>
      <text:p text:style-name="P6"/>
      <text:p text:style-name="P5"><text:span text:style-name="T8">Example</text:span></text:p>
      <text:p text:style-name="P5"><text:soft-page-break/><text:span text:style-name="T6">The </text:span><text:span text:style-name="T7">del</text:span><text:span text:style-name="T6"> keyword can also delete the dictionary completely:</text:span></text:p>
      <text:p text:style-name="P5"><text:span text:style-name="T6">thisdict =<text:tab/>{</text:span></text:p>
      <text:p text:style-name="P5"><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pan text:style-name="T6">del thisdict</text:span></text:p>
      <text:p text:style-name="P5"><text:span text:style-name="T6">print(thisdict) #this will cause an error because "thisdict" no longer exists.</text:span></text:p>
      <text:p text:style-name="Standard">Output:Traceback (most recent call last):</text:p>
      <text:p text:style-name="Standard"><text:s text:c="2"/>File "demo_dictionary_del3.py", line 7, in &lt;module&gt;</text:p>
      <text:p text:style-name="Standard"><text:s text:c="4"/>print(thisdict) #this will cause an error because "thisdict" no longer exists.</text:p>
      <text:p text:style-name="Standard">NameError: name 'thisdict' is not defined</text:p>
      <text:p text:style-name="Standard"/>
      <text:p text:style-name="Standard"/>
      <text:p text:style-name="P5"><text:span text:style-name="T8">Example</text:span></text:p>
      <text:p text:style-name="P5"><text:span text:style-name="T6">The </text:span><text:span text:style-name="T7">clear()</text:span><text:span text:style-name="T6"> keyword empties the dictionary:</text:span></text:p>
      <text:p text:style-name="P5"><text:span text:style-name="T6">thisdict =<text:tab/>{</text:span></text:p>
      <text:p text:style-name="P5"><text:span text:style-name="T6"><text:s text:c="2"/>"brand": "Ford",</text:span></text:p>
      <text:p text:style-name="P5"><text:span text:style-name="T6"><text:s text:c="2"/>"model": "Mustang",</text:span></text:p>
      <text:p text:style-name="P5"><text:span text:style-name="T6"><text:s text:c="2"/>"year": 1964</text:span></text:p>
      <text:p text:style-name="P5"><text:span text:style-name="T6">}</text:span></text:p>
      <text:p text:style-name="P5"><text:soft-page-break/><text:span text:style-name="T6">thisdict.clear()</text:span></text:p>
      <text:p text:style-name="P5"><text:span text:style-name="T6">print(thisdict)</text:span></text:p>
      <text:p text:style-name="P5"><text:span text:style-name="T6">Output:{}</text:span></text:p>
      <text:p text:style-name="P6"/>
      <text:p text:style-name="P6"/>
      <text:p text:style-name="P10"/>
      <text:p text:style-name="P10"/>
      <text:p text:style-name="P9"><text:span text:style-name="T1">Tuple</text:span></text:p>
      <text:p text:style-name="P5"><text:span text:style-name="T6">A tuple is a collection which is ordered and unchangeable. In Python tuples are written with round brackets. Tuple is a immutable data type i.e. value of the tupple cannot be changed or modified</text:span></text:p>
      <text:p text:style-name="P6"/>
      <text:p text:style-name="P5"><text:span text:style-name="T8">Example</text:span></text:p>
      <text:p text:style-name="P5"><text:span text:style-name="T6">Create a Tuple:</text:span></text:p>
      <text:p text:style-name="P5"><text:span text:style-name="T6">thistuple = ("apple", "banana", "cherry")</text:span></text:p>
      <text:p text:style-name="P5"><text:span text:style-name="T6">print(thistuple)</text:span></text:p>
      <text:p text:style-name="Standard">Output:('apple', 'banana', 'cherry')</text:p>
      <text:p text:style-name="P6"/>
      <text:p text:style-name="P5"><text:span text:style-name="T7">Access Tuple Items</text:span></text:p>
      <text:p text:style-name="P5"><text:span text:style-name="T6">You can access tuple items by referring to the index number, inside square brackets:</text:span></text:p>
      <text:p text:style-name="P5"><text:span text:style-name="T8">Example</text:span></text:p>
      <text:p text:style-name="P5"><text:span text:style-name="T6">Return the item in position 1:</text:span></text:p>
      <text:p text:style-name="P5"><text:span text:style-name="T6">thistuple = ("apple", "banana", "cherry")</text:span></text:p>
      <text:p text:style-name="P5"><text:soft-page-break/><text:span text:style-name="T6">print(thistuple[1])</text:span></text:p>
      <text:p text:style-name="Standard">Output:banana</text:p>
      <text:p text:style-name="P4"/>
      <text:p text:style-name="P7"/>
      <text:p text:style-name="P5"><text:span text:style-name="T7">Change Tuple Values</text:span></text:p>
      <text:p text:style-name="P5"><text:span text:style-name="T6">Once a tuple is created, you cannot change its values. Tuples are unchangeable.</text:span></text:p>
      <text:p text:style-name="P5"><text:span text:style-name="T8">Example</text:span></text:p>
      <text:p text:style-name="P5"><text:span text:style-name="T6">You cannot change values in a tuple:</text:span></text:p>
      <text:p text:style-name="P5"><text:span text:style-name="T6">thistuple = ("apple", "banana", "cherry")</text:span></text:p>
      <text:p text:style-name="P5"><text:span text:style-name="T6">thistuple[1] = "blackcurrant"</text:span></text:p>
      <text:p text:style-name="P5"><text:span text:style-name="T6"># The values will remain the same:</text:span></text:p>
      <text:p text:style-name="P5"><text:span text:style-name="T6">print(thistuple)</text:span></text:p>
      <text:p text:style-name="Standard">Output:('apple', 'banana', 'cherry')</text:p>
      <text:p text:style-name="P6"/>
      <text:p text:style-name="P6"/>
      <text:p text:style-name="P5"><text:span text:style-name="T7">Loop Through a Tuple</text:span></text:p>
      <text:p text:style-name="P5"><text:span text:style-name="T6">You can loop through the tuple items by using a for loop.</text:span></text:p>
      <text:p text:style-name="P5"><text:span text:style-name="T8">Example</text:span></text:p>
      <text:p text:style-name="P5"><text:span text:style-name="T6">Iterate through the items and print the values:</text:span></text:p>
      <text:p text:style-name="P5"><text:span text:style-name="T6">thistuple = ("apple", "banana", "cherry")</text:span></text:p>
      <text:p text:style-name="P5"><text:span text:style-name="T6">for x in thistuple:</text:span></text:p>
      <text:p text:style-name="P5"><text:soft-page-break/><text:span text:style-name="T6"><text:s text:c="4"/>print(x)</text:span></text:p>
      <text:p text:style-name="P2"><text:span text:style-name="T6">Output:</text:span></text:p>
      <text:p text:style-name="Standard">apple</text:p>
      <text:p text:style-name="Standard">banana</text:p>
      <text:p text:style-name="Standard">cherry</text:p>
      <text:p text:style-name="P4"/>
      <text:p text:style-name="P5"><text:span text:style-name="T7">Tuple Length</text:span></text:p>
      <text:p text:style-name="P5"><text:span text:style-name="T6">To determine how many items a tuple has, use the </text:span><text:span text:style-name="T7">len()</text:span><text:span text:style-name="T6"> method:</text:span></text:p>
      <text:p text:style-name="P5"><text:span text:style-name="T8">Example</text:span></text:p>
      <text:p text:style-name="P5"><text:span text:style-name="T6">Print the number of items in the tuple:</text:span></text:p>
      <text:p text:style-name="P5"><text:span text:style-name="T6">thistuple = ("apple", "banana", "cherry")</text:span></text:p>
      <text:p text:style-name="P5"><text:span text:style-name="T6">print(len(thistuple))</text:span></text:p>
      <text:p text:style-name="P2"><text:span text:style-name="T6">Output:3</text:span></text:p>
      <text:p text:style-name="P4"/>
      <text:p text:style-name="P5"><text:span text:style-name="T7">Add Items</text:span></text:p>
      <text:p text:style-name="P5"><text:span text:style-name="T6">Once a tuple is created, you cannot add items to it. Tuples are unchangeable.</text:span></text:p>
      <text:p text:style-name="P5"><text:span text:style-name="T8">Example</text:span></text:p>
      <text:p text:style-name="P5"><text:span text:style-name="T6">You cannot add items to a tuple:</text:span></text:p>
      <text:p text:style-name="P5"><text:span text:style-name="T6">thistuple = ("apple", "banana", "cherry")</text:span></text:p>
      <text:p text:style-name="P5"><text:span text:style-name="T6">thistuple[3] = "orange" # This will raise an error</text:span></text:p>
      <text:p text:style-name="P5"><text:span text:style-name="T6">print(thistuple)</text:span></text:p>
      <text:p text:style-name="Standard"><text:soft-page-break/>Output:Traceback (most recent call last):</text:p>
      <text:p text:style-name="Standard"><text:s text:c="2"/>File "demo_tuple_add.py", line 2, in &lt;module&gt;</text:p>
      <text:p text:style-name="Standard"><text:s text:c="4"/>thistuple[3] = "orange" # This will raise an error</text:p>
      <text:p text:style-name="Standard">TypeError: 'tuple' object does not support item assignment</text:p>
      <text:p text:style-name="P4"/>
      <text:p text:style-name="P7"/>
      <text:p text:style-name="P5"><text:span text:style-name="T7">Remove Items</text:span></text:p>
      <text:p text:style-name="P5"><text:span text:style-name="T6">Note: You cannot remove items in a tuple.</text:span></text:p>
      <text:p text:style-name="P5"><text:span text:style-name="T6"><text:s/>Tuples are unchangeable, so you cannot remove items from it, but you can delete the tuple completely:</text:span></text:p>
      <text:p text:style-name="P5"><text:span text:style-name="T8">Example</text:span></text:p>
      <text:p text:style-name="P5"><text:span text:style-name="T6">The del keyword can delete the tuple completely:</text:span></text:p>
      <text:p text:style-name="P5"><text:span text:style-name="T6">thistuple = ("apple", "banana", "cherry")</text:span></text:p>
      <text:p text:style-name="P5"><text:span text:style-name="T6">del thistuple</text:span></text:p>
      <text:p text:style-name="P5"><text:span text:style-name="T6">print(thistuple) #this will raise an error because the tuple no longer exists</text:span></text:p>
      <text:p text:style-name="Standard">Output:Traceback (most recent call last):</text:p>
      <text:p text:style-name="Standard"><text:s text:c="2"/>File "demo_tuple_del.py", line 3, in &lt;module&gt;</text:p>
      <text:p text:style-name="Standard"><text:s text:c="4"/>print(thistuple) #this will raise an error because the tuple no longer exists</text:p>
      <text:p text:style-name="Standard">NameError: name 'thistuple' is not defined</text:p>
      <text:p text:style-name="Standard"/>
      <text:p text:style-name="Standard"/>
      <text:p text:style-name="Standard"/>
      <text:p text:style-name="Standard"><text:soft-page-break/><text:span text:style-name="T1">Set</text:span></text:p>
      <text:p text:style-name="P5"><text:span text:style-name="T6">A set is a collection which is unordered and unindexed. In Python sets are written with curly brackets.</text:span></text:p>
      <text:p text:style-name="P6"/>
      <text:p text:style-name="P5"><text:span text:style-name="T8">Example</text:span></text:p>
      <text:p text:style-name="P5"><text:span text:style-name="T6">Create a Set:</text:span></text:p>
      <text:p text:style-name="P5"><text:span text:style-name="T6">thisset = {"apple", "banana", "cherry"}</text:span></text:p>
      <text:p text:style-name="P5"><text:span text:style-name="T6">print(thisset)</text:span></text:p>
      <text:p text:style-name="P5"><text:span text:style-name="T6">Note: Sets are unordered, so the items will appear in a random order.</text:span></text:p>
      <text:p text:style-name="Standard">Output:{'banana', 'cherry', 'apple'}</text:p>
      <text:p text:style-name="P6"/>
      <text:p text:style-name="P6"/>
      <text:p text:style-name="P6"/>
      <text:p text:style-name="P5"><text:span text:style-name="T7">Access Items</text:span></text:p>
      <text:p text:style-name="P5"><text:span text:style-name="T6">You cannot access items in a set by referring to an index, since sets are unordered the items has no index.</text:span></text:p>
      <text:p text:style-name="P5"><text:span text:style-name="T6">But you can loop through the set items using a for loop, or ask if a specified value is present in a set, by using the </text:span><text:span text:style-name="T7">in</text:span><text:span text:style-name="T6"> keyword.</text:span></text:p>
      <text:p text:style-name="P5"><text:span text:style-name="T8">Example</text:span></text:p>
      <text:p text:style-name="P5"><text:span text:style-name="T6">Loop through the set, and print the values:</text:span></text:p>
      <text:p text:style-name="P5"><text:span text:style-name="T6">thisset = {"apple", "banana", "cherry"}</text:span></text:p>
      <text:p text:style-name="P5"><text:span text:style-name="T6">for x in thisset: print(x)</text:span></text:p>
      <text:p text:style-name="P2"><text:span text:style-name="T6">Output:</text:span></text:p>
      <text:p text:style-name="Standard">banana</text:p>
      <text:p text:style-name="Standard"><text:soft-page-break/>cherry</text:p>
      <text:p text:style-name="Standard">apple</text:p>
      <text:p text:style-name="P4"/>
      <text:p text:style-name="P4"/>
      <text:p text:style-name="P5"><text:span text:style-name="T7">Change Items</text:span></text:p>
      <text:p text:style-name="P5"><text:span text:style-name="T6">Once a set is created, you cannot change its items, but you can add new items.</text:span></text:p>
      <text:p text:style-name="P6"/>
      <text:p text:style-name="P5"><text:span text:style-name="T7">Add Items</text:span></text:p>
      <text:p text:style-name="P5"><text:span text:style-name="T6">To add one item to a set use the </text:span><text:span text:style-name="T7">add()</text:span><text:span text:style-name="T6"> method.</text:span></text:p>
      <text:p text:style-name="P5"><text:span text:style-name="T6">To add more than one item to a set use the </text:span><text:span text:style-name="T7">update()</text:span><text:span text:style-name="T6"> method.</text:span></text:p>
      <text:p text:style-name="P5"><text:span text:style-name="T8">Example</text:span></text:p>
      <text:p text:style-name="P5"><text:span text:style-name="T6">Add an item to a set, using the add() method:</text:span></text:p>
      <text:p text:style-name="P5"><text:span text:style-name="T6">thisset = {"apple", "banana", "cherry"}</text:span></text:p>
      <text:p text:style-name="P5"><text:span text:style-name="T6">thisset.add("orange")</text:span></text:p>
      <text:p text:style-name="P5"><text:span text:style-name="T6">print(thisset)</text:span></text:p>
      <text:p text:style-name="Standard">Output:{'apple', 'banana', 'orange', 'cherry'}</text:p>
      <text:p text:style-name="P4"/>
      <text:p text:style-name="P5"><text:span text:style-name="T8">Example</text:span></text:p>
      <text:p text:style-name="P5"><text:span text:style-name="T6">Add multiple items to a set, using the </text:span><text:span text:style-name="T7">update()</text:span><text:span text:style-name="T6"> method:</text:span></text:p>
      <text:p text:style-name="P5"><text:span text:style-name="T6">thisset = {"apple", "banana", "cherry"}</text:span></text:p>
      <text:p text:style-name="P5"><text:span text:style-name="T6">thisset.update(["orange", "mango", "grapes"])</text:span></text:p>
      <text:p text:style-name="P5"><text:soft-page-break/><text:span text:style-name="T6">print(thisset)</text:span></text:p>
      <text:p text:style-name="Standard">Output:{'banana', 'grapes', 'cherry', 'mango', 'orange', 'apple'}</text:p>
      <text:p text:style-name="P6"/>
      <text:p text:style-name="P5"><text:span text:style-name="T7">Get the Length of a Set</text:span></text:p>
      <text:p text:style-name="P5"><text:span text:style-name="T6">To determine how many items a set has, use the </text:span><text:span text:style-name="T7">len()</text:span><text:span text:style-name="T6"> method.</text:span></text:p>
      <text:p text:style-name="P5"><text:span text:style-name="T8">Example</text:span></text:p>
      <text:p text:style-name="P5"><text:span text:style-name="T6">Get the number of items in a set:</text:span></text:p>
      <text:p text:style-name="P5"><text:span text:style-name="T6">thisset = {"apple", "banana", "cherry"}</text:span></text:p>
      <text:p text:style-name="P5"><text:span text:style-name="T6">print(len(thisset))</text:span></text:p>
      <text:p text:style-name="P2"><text:span text:style-name="T6">Output:3</text:span></text:p>
      <text:p text:style-name="P4"/>
      <text:p text:style-name="P5"><text:span text:style-name="T7">Remove Item</text:span></text:p>
      <text:p text:style-name="P5"><text:span text:style-name="T6">To remove an item in a set, use the </text:span><text:span text:style-name="T7">remove()</text:span><text:span text:style-name="T6">, or the </text:span><text:span text:style-name="T7">discard()</text:span><text:span text:style-name="T6"> method.</text:span></text:p>
      <text:p text:style-name="P5"><text:span text:style-name="T8">Example</text:span></text:p>
      <text:p text:style-name="P5"><text:span text:style-name="T6">Remove "banana" by using the remove() method:</text:span></text:p>
      <text:p text:style-name="P5"><text:span text:style-name="T6">thisset = {"apple", "banana", "cherry"}</text:span></text:p>
      <text:p text:style-name="P5"><text:span text:style-name="T6">thisset.remove("banana")</text:span></text:p>
      <text:p text:style-name="P5"><text:span text:style-name="T6">print(thisset)</text:span></text:p>
      <text:p text:style-name="P5"><text:span text:style-name="T6">Note: If the item to remove does not exist, remove() will raise an error.</text:span></text:p>
      <text:p text:style-name="Standard">Output:{'apple', 'cherry'}</text:p>
      <text:p text:style-name="Standard"/>
      <text:p text:style-name="P6"><text:soft-page-break/></text:p>
      <text:p text:style-name="P5"><text:span text:style-name="T8">Example</text:span></text:p>
      <text:p text:style-name="P5"><text:span text:style-name="T6">The clear() method empties the set:</text:span></text:p>
      <text:p text:style-name="P5"><text:span text:style-name="T6">thisset = {"apple", "banana", "cherry"}</text:span></text:p>
      <text:p text:style-name="P5"><text:span text:style-name="T6">thisset.clear()</text:span></text:p>
      <text:p text:style-name="P5"><text:span text:style-name="T6">print(thisset)</text:span></text:p>
      <text:p text:style-name="Standard">Output:set()</text:p>
      <text:p text:style-name="P4"/>
      <text:p text:style-name="P5"><text:span text:style-name="T8">Example</text:span></text:p>
      <text:p text:style-name="P5"><text:span text:style-name="T6">The del keyword will delete the set completely:</text:span></text:p>
      <text:p text:style-name="P5"><text:span text:style-name="T6">thisset = {"apple", "banana", "cherry"}</text:span></text:p>
      <text:p text:style-name="P5"><text:span text:style-name="T6">del thisset</text:span></text:p>
      <text:p text:style-name="P5"><text:span text:style-name="T6">print(thisset)</text:span></text:p>
      <text:p text:style-name="Standard">Output:Traceback (most recent call last):</text:p>
      <text:p text:style-name="Standard"><text:s text:c="2"/>File "demo_set_del.py", line 5, in &lt;module&gt;</text:p>
      <text:p text:style-name="Standard"><text:s text:c="4"/>print(thisset)</text:p>
      <text:p text:style-name="Standard">Output:&lt;type 'set'&g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1" meta:paragraph-count="357" meta:word-count="1863" meta:character-count="12088" meta:non-whitespace-character-count="10491"/>
    <meta:generator>LibreOfficeDev/6.0.5.2$Linux_X86_64 LibreOffice_project/</meta:generator>
  </office:meta>
</office:document-meta>
</file>